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12.009cm"/>
    </style:style>
    <style:style style:name="co4" style:family="table-column">
      <style:table-column-properties fo:break-before="auto" style:column-width="10.155cm"/>
    </style:style>
    <style:style style:name="co5" style:family="table-column">
      <style:table-column-properties fo:break-before="auto" style:column-width="15.829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9.989cm"/>
    </style:style>
    <style:style style:name="co9" style:family="table-column">
      <style:table-column-properties fo:break-before="auto" style:column-width="4.44cm"/>
    </style:style>
    <style:style style:name="co10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6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font-name="Monospace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b5b5b5" style:text-outline="false" style:text-line-through-style="none" style:font-name="Consola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Tabelle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>
            <text:p>JunitKlasse</text:p>
          </table:table-cell>
          <table:table-cell table:style-name="ce1" office:value-type="string">
            <text:p>Testfall</text:p>
          </table:table-cell>
          <table:table-cell table:style-name="ce1" office:value-type="string">
            <text:p>Getestete Komponenten</text:p>
          </table:table-cell>
          <table:table-cell table:style-name="ce1" office:value-type="string">
            <text:p>Getestete Funktionalität</text:p>
          </table:table-cell>
          <table:table-cell table:style-name="ce1" office:value-type="string">
            <text:p>Erfolg des Testes</text:p>
          </table:table-cell>
          <table:table-cell table:style-name="ce11" office:value-type="string">
            <text:p>Art des Fehlers</text:p>
          </table:table-cell>
          <table:table-cell table:style-name="ce1" office:value-type="string">
            <text:p>Fehler behoben in</text:p>
          </table:table-cell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doubleValue_getValue_valid</text:p>
          </table:table-cell>
          <table:table-cell office:value-type="string">
            <text:p>TermValue, Double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floatValue_getValue_valid</text:p>
          </table:table-cell>
          <table:table-cell office:value-type="string">
            <text:p>TermValue, Float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intValue_getValue_valid</text:p>
          </table:table-cell>
          <table:table-cell office:value-type="string">
            <text:p>TermValue, Int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longValue_getValue_valid</text:p>
          </table:table-cell>
          <table:table-cell office:value-type="string">
            <text:p>TermValue, Long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charValue_getValue_valid</text:p>
          </table:table-cell>
          <table:table-cell office:value-type="string">
            <text:p>TermValue, Char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booleanValue_getValue_valid</text:p>
          </table:table-cell>
          <table:table-cell office:value-type="string">
            <text:p>TermValue, Boolean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clone_double</text:p>
          </table:table-cell>
          <table:table-cell office:value-type="string">
            <text:p>TermValue, Double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clone_float</text:p>
          </table:table-cell>
          <table:table-cell office:value-type="string">
            <text:p>TermValue, Float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clone_int</text:p>
          </table:table-cell>
          <table:table-cell office:value-type="string">
            <text:p>TermValue, Int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clone_long</text:p>
          </table:table-cell>
          <table:table-cell office:value-type="string">
            <text:p>TermValue, Long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clone_char</text:p>
          </table:table-cell>
          <table:table-cell office:value-type="string">
            <text:p>TermValue, Char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clone_boolean</text:p>
          </table:table-cell>
          <table:table-cell office:value-type="string">
            <text:p>TermValue, Boolean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arithmetic_operations</text:p>
          </table:table-cell>
          <table:table-cell office:value-type="string">
            <text:p>TermValue, IntValue, FloatValue, LongValue, DoubleValue</text:p>
          </table:table-cell>
          <table:table-cell office:value-type="string">
            <text:p>Arithmetische Operationen</text:p>
          </table:table-cell>
          <table:table-cell office:value-type="string">
            <text:p>Nein</text:p>
          </table:table-cell>
          <table:table-cell office:value-type="string">
            <text:p>Falscher Typ des Wertes</text:p>
          </table:table-cell>
          <table:table-cell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variableTerm</text:p>
          </table:table-cell>
          <table:table-cell office:value-type="string">
            <text:p>Term, Variable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variableRelationalTerm</text:p>
          </table:table-cell>
          <table:table-cell office:value-type="string">
            <text:p>Term, VariableRelational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constantTerm</text:p>
          </table:table-cell>
          <table:table-cell office:value-type="string">
            <text:p>Term, Constant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multiplicationTerm</text:p>
          </table:table-cell>
          <table:table-cell office:value-type="string">
            <text:p>Term, Multiplication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divisionTerm</text:p>
          </table:table-cell>
          <table:table-cell office:value-type="string">
            <text:p>Term, Division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additionTerm</text:p>
          </table:table-cell>
          <table:table-cell office:value-type="string">
            <text:p>Term, Addition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subtractionTerm</text:p>
          </table:table-cell>
          <table:table-cell office:value-type="string">
            <text:p>Term, Subtraction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moduloTerm</text:p>
          </table:table-cell>
          <table:table-cell office:value-type="string">
            <text:p>Term, Modulo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negativeTerm</text:p>
          </table:table-cell>
          <table:table-cell office:value-type="string">
            <text:p>Term, Negative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NotCondition</text:p>
          </table:table-cell>
          <table:table-cell office:value-type="string">
            <text:p>Term, NotCondition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OrCondition</text:p>
          </table:table-cell>
          <table:table-cell office:value-type="string">
            <text:p>Term, BinaryCondition, OrCondition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AndCondition</text:p>
          </table:table-cell>
          <table:table-cell office:value-type="string">
            <text:p>Term, BinaryCondition, AndCondition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moreComparison</text:p>
          </table:table-cell>
          <table:table-cell office:value-type="string">
            <text:p>Term, Comparison, MoreComparison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moreEqualComparison</text:p>
          </table:table-cell>
          <table:table-cell office:value-type="string">
            <text:p>Term, Comparison, MoreEqualComparison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lessComparison</text:p>
          </table:table-cell>
          <table:table-cell office:value-type="string">
            <text:p>Term, Comparison, LessComparison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lessEqualComparison</text:p>
          </table:table-cell>
          <table:table-cell office:value-type="string">
            <text:p>Term, Comparison, LessEqualComparison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equalComparison</text:p>
          </table:table-cell>
          <table:table-cell office:value-type="string">
            <text:p>Term, Comparison, EqualComparison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notEqualComparison</text:p>
          </table:table-cell>
          <table:table-cell office:value-type="string">
            <text:p>Term, Comparison, NotEqualComparison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table:style-name="ce3" office:value-type="string">
            <text:p>test_termList</text:p>
          </table:table-cell>
          <table:table-cell office:value-type="string">
            <text:p>Term, TermList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table:style-name="ce4" office:value-type="string">
            <text:p>test_arrayAccessTerm_one_dim</text:p>
          </table:table-cell>
          <table:table-cell office:value-type="string">
            <text:p>Term, ArrayAccess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table:style-name="ce4" office:value-type="string">
            <text:p>test_arrayAccessTerm_two_dim</text:p>
          </table:table-cell>
          <table:table-cell office:value-type="string">
            <text:p>Term, ArrayAccess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table:style-name="ce4" office:value-type="string">
            <text:p>test_arrayAccessTerm_three_dim</text:p>
          </table:table-cell>
          <table:table-cell office:value-type="string">
            <text:p>Term, ArrayAccess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table:style-name="ce4" office:value-type="string">
            <text:p>test_arrayAccessRelationalTerm_one_dim</text:p>
          </table:table-cell>
          <table:table-cell office:value-type="string">
            <text:p>Term, ArrayAccessRelational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Nein</text:p>
          </table:table-cell>
          <table:table-cell table:style-name="ce12" office:value-type="string" table:number-columns-spanned="1" table:number-rows-spanned="3">
            <text:p>„Z.a“ kann keinem Programm zugeordnet werden. Wurde bei einer Implementierungsänderung vergessen.</text:p>
          </table:table-cell>
          <table:table-cell table:style-name="ce13" office:value-type="string" table:number-columns-spanned="1" table:number-rows-spanned="3">
            <text:p>ArrayAccessRelationalTerm</text:p>
          </table:table-cell>
        </table:table-row>
        <table:table-row table:style-name="ro3">
          <table:table-cell office:value-type="string">
            <text:p>TermTest</text:p>
          </table:table-cell>
          <table:table-cell table:style-name="ce4" office:value-type="string">
            <text:p>test_arrayAccessRelationalTerm_two_dim</text:p>
          </table:table-cell>
          <table:table-cell office:value-type="string">
            <text:p>Term, ArrayAccessRelational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Nein</text:p>
          </table:table-cell>
          <table:covered-table-cell table:number-columns-repeated="2"/>
        </table:table-row>
        <table:table-row table:style-name="ro3">
          <table:table-cell office:value-type="string">
            <text:p>TermTest</text:p>
          </table:table-cell>
          <table:table-cell table:style-name="ce4" office:value-type="string">
            <text:p>test_arrayAccessRelationalTerm_three_dim</text:p>
          </table:table-cell>
          <table:table-cell office:value-type="string">
            <text:p>Term, ArrayAccessRelational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Nein</text:p>
          </table:table-cell>
          <table:covered-table-cell table:number-columns-repeated="2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ce4"/>
          <table:table-cell table:number-columns-repeated="5"/>
        </table:table-row>
        <table:table-row table:style-name="ro3" table:number-rows-repeated="3">
          <table:table-cell/>
          <table:table-cell table:style-name="Default"/>
          <table:table-cell table:number-columns-repeated="5"/>
        </table:table-row>
        <table:table-row table:style-name="ro4">
          <table:table-cell office:value-type="string">
            <text:p>RDBFTest</text:p>
          </table:table-cell>
          <table:table-cell table:style-name="ce5" office:value-type="string">
            <text:p>test_RDBFData</text:p>
          </table:table-cell>
          <table:table-cell office:value-type="string">
            <text:p>RDBFData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6" office:value-type="string">
            <text:p>test_RDBFBlock</text:p>
          </table:table-cell>
          <table:table-cell office:value-type="string">
            <text:p>RDBFBlock, RDBFData, RDBFAdditions</text:p>
          </table:table-cell>
          <table:table-cell office:value-type="string">
            <text:p>Block und Datenspeicherung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6" office:value-type="string">
            <text:p>test_RDBFParser</text:p>
          </table:table-cell>
          <table:table-cell office:value-type="string">
            <text:p>RDBFParser</text:p>
          </table:table-cell>
          <table:table-cell office:value-type="string">
            <text:p>Korrektes parsen von Zeilen</text:p>
          </table:table-cell>
          <table:table-cell office:value-type="string">
            <text:p>Nein</text:p>
          </table:table-cell>
          <table:table-cell office:value-type="string">
            <text:p>RDBF unterstützt keine negative Zahlen</text:p>
          </table:table-cell>
          <table:table-cell office:value-type="string">
            <text:p>RDBFParser (Z. 67-74)</text:p>
          </table:table-cell>
        </table:table-row>
        <table:table-row table:style-name="ro4">
          <table:table-cell/>
          <table:table-cell table:style-name="Default"/>
          <table:table-cell table:number-columns-repeated="3"/>
          <table:table-cell office:value-type="string">
            <text:p>Float und Double mit Exponent sind nicht in der Grammatik</text:p>
          </table:table-cell>
          <table:table-cell office:value-type="string">
            <text:p>RDBFParser (Z. 67-74)</text:p>
          </table:table-cell>
        </table:table-row>
        <table:table-row table:style-name="ro4">
          <table:table-cell office:value-type="string">
            <text:p>RDBFTest</text:p>
          </table:table-cell>
          <table:table-cell table:style-name="ce5" office:value-type="string">
            <text:p>test_RDBFPropReader</text:p>
          </table:table-cell>
          <table:table-cell office:value-type="string">
            <text:p>RDBFPropReader, PropertiesFile</text:p>
          </table:table-cell>
          <table:table-cell office:value-type="string">
            <text:p>Lesen der Einstellungs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6" office:value-type="string">
            <text:p>test_RDBFPropWriter</text:p>
          </table:table-cell>
          <table:table-cell office:value-type="string">
            <text:p>RDBFPropWriter, PropertiesFile</text:p>
          </table:table-cell>
          <table:table-cell office:value-type="string">
            <text:p>Schreiben einer Einstellungs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6" office:value-type="string">
            <text:p>test_RDBFReader</text:p>
          </table:table-cell>
          <table:table-cell office:value-type="string">
            <text:p>RDBFReader</text:p>
          </table:table-cell>
          <table:table-cell office:value-type="string">
            <text:p>Lesen einer RDBF 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6" office:value-type="string">
            <text:p>test_RDBFDBReader</text:p>
          </table:table-cell>
          <table:table-cell office:value-type="string">
            <text:p>RDBFDBReader, ConfigurationFile, LanguageFile</text:p>
          </table:table-cell>
          <table:table-cell office:value-type="string">
            <text:p>Konvertieren einer RDBFDatei in ein ConfigurationFile bzw. Language File Objekt</text:p>
          </table:table-cell>
          <table:table-cell office:value-type="string">
            <text:p>Nein</text:p>
          </table:table-cell>
          <table:table-cell office:value-type="string">
            <text:p>Letztes \r\n wird nicht gelöscht</text:p>
          </table:table-cell>
          <table:table-cell office:value-type="string">
            <text:p>RDBFReader (Z. 87)</text:p>
          </table:table-cell>
        </table:table-row>
        <table:table-row table:style-name="ro4">
          <table:table-cell office:value-type="string">
            <text:p>RDBFTest</text:p>
          </table:table-cell>
          <table:table-cell table:style-name="ce6" office:value-type="string">
            <text:p>test_RDBFDBWriter</text:p>
          </table:table-cell>
          <table:table-cell office:value-type="string">
            <text:p>RDBFDBWriter, ConfigurationFile, LanguageFile</text:p>
          </table:table-cell>
          <table:table-cell office:value-type="string">
            <text:p>Schreiben einer Konfigurations bzw. Sprach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/>
          <table:table-cell table:style-name="ce7"/>
          <table:table-cell table:number-columns-repeated="5"/>
        </table:table-row>
        <table:table-row table:style-name="ro4">
          <table:table-cell office:value-type="string">
            <text:p>DebugControlTest</text:p>
          </table:table-cell>
          <table:table-cell table:style-name="ce8" office:value-type="string">
            <text:p>test_step_normal_back</text:p>
          </table:table-cell>
          <table:table-cell office:value-type="string">
            <text:p>DebugLogicFacade, DebugControl</text:p>
          </table:table-cell>
          <table:table-cell office:value-type="string">
            <text:p>Step forward / back / ou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/>
          <table:table-cell table:style-name="ce9" office:value-type="string">
            <text:p>test_step_over</text:p>
          </table:table-cell>
          <table:table-cell office:value-type="string">
            <text:p>DebugLogicFacade, DebugControl</text:p>
          </table:table-cell>
          <table:table-cell office:value-type="string">
            <text:p>Step over</text:p>
          </table:table-cell>
          <table:table-cell office:value-type="string">
            <text:p>Nein</text:p>
          </table:table-cell>
          <table:table-cell office:value-type="string">
            <text:p>TraceState Position „AFTER_FUNC_CALL“ existiert nie</text:p>
          </table:table-cell>
          <table:table-cell office:value-type="string">
            <text:p>RoutineCall</text:p>
          </table:table-cell>
        </table:table-row>
        <table:table-row table:style-name="ro5">
          <table:table-cell/>
          <table:table-cell table:style-name="ce9" office:value-type="string">
            <text:p>test_breakpoint_step_normal_back</text:p>
          </table:table-cell>
          <table:table-cell office:value-type="string">
            <text:p>DebugLogicFacade, DebugControl, Breakpoint</text:p>
          </table:table-cell>
          <table:table-cell office:value-type="string">
            <text:p>Step forward / back, Breakpoints geh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/>
          <table:table-cell table:style-name="ce9" office:value-type="string">
            <text:p>test_watch_expression_step_normal_back()</text:p>
          </table:table-cell>
          <table:table-cell office:value-type="string">
            <text:p>DebugLogicFacade, DebugControl, Klassen aus Interpreter</text:p>
          </table:table-cell>
          <table:table-cell office:value-type="string">
            <text:p>Auswerten von Watch-Expressions und Conditional-Breakpoint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/>
          <table:table-cell table:style-name="ce10"/>
          <table:table-cell table:number-columns-repeated="5"/>
        </table:table-row>
        <table:table-row table:style-name="ro3">
          <table:table-cell office:value-type="string">
            <text:p>AssignmentTest</text:p>
          </table:table-cell>
          <table:table-cell table:style-name="ce7" office:value-type="string">
            <text:p>test_Assignment_valid</text:p>
          </table:table-cell>
          <table:table-cell office:value-type="string">
            <text:p>Assignment (Command)</text:p>
          </table:table-cell>
          <table:table-cell office:value-type="string">
            <text:p>Command wird korrekt ausgeführt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AssignmentTest</text:p>
          </table:table-cell>
          <table:table-cell table:style-name="ce7" office:value-type="string">
            <text:p>test_Assignment_VariableNotFound</text:p>
          </table:table-cell>
          <table:table-cell office:value-type="string">
            <text:p>Assignment (Command)</text:p>
          </table:table-cell>
          <table:table-cell office:value-type="string">
            <text:p>Exception wird korrekt geworf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AssignmentTest</text:p>
          </table:table-cell>
          <table:table-cell table:style-name="ce7" office:value-type="string">
            <text:p>test_Assignment_WrongTypeAssignment</text:p>
          </table:table-cell>
          <table:table-cell office:value-type="string">
            <text:p>Assignment (Command)</text:p>
          </table:table-cell>
          <table:table-cell office:value-type="string">
            <text:p>Exception wird korrekt geworf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DeclarationAssignmentTest</text:p>
          </table:table-cell>
          <table:table-cell table:style-name="ce7" office:value-type="string">
            <text:p>test_DeclarationAssignment_valid</text:p>
          </table:table-cell>
          <table:table-cell office:value-type="string">
            <text:p>DeclarationAssignment (Command)</text:p>
          </table:table-cell>
          <table:table-cell office:value-type="string">
            <text:p>Command wird korrekt ausgeführt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DeclarationAssignmentTest</text:p>
          </table:table-cell>
          <table:table-cell table:style-name="ce7" office:value-type="string">
            <text:p>test_DeclarationAssignment_variableAlreadyDeclared</text:p>
          </table:table-cell>
          <table:table-cell office:value-type="string">
            <text:p>DeclarationAssignment (Command)</text:p>
          </table:table-cell>
          <table:table-cell office:value-type="string">
            <text:p>Exception wird korrekt geworf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DeclarationAssignmentTest</text:p>
          </table:table-cell>
          <table:table-cell table:style-name="ce7" office:value-type="string">
            <text:p>test_DeclarationAssignment_WrongTypeAssignment</text:p>
          </table:table-cell>
          <table:table-cell office:value-type="string">
            <text:p>DeclarationAssignment (Command)</text:p>
          </table:table-cell>
          <table:table-cell office:value-type="string">
            <text:p>Exception wird korrekt geworf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IfCommandTest</text:p>
          </table:table-cell>
          <table:table-cell table:style-name="ce7" office:value-type="string">
            <text:p>test_ifCommand_validCondition</text:p>
          </table:table-cell>
          <table:table-cell office:value-type="string">
            <text:p>IfCommand</text:p>
          </table:table-cell>
          <table:table-cell office:value-type="string">
            <text:p>Command wird korrekt ausgeführt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IfCommandTest</text:p>
          </table:table-cell>
          <table:table-cell table:style-name="ce7" office:value-type="string">
            <text:p>test_ifCommand_invalidCondition</text:p>
          </table:table-cell>
          <table:table-cell office:value-type="string">
            <text:p>IfCommand</text:p>
          </table:table-cell>
          <table:table-cell office:value-type="string">
            <text:p>Command wird korrekt ausgeführt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IfCommandTest</text:p>
          </table:table-cell>
          <table:table-cell table:style-name="ce7" office:value-type="string">
            <text:p>test_ifCommand_ConditionNotBoolean</text:p>
          </table:table-cell>
          <table:table-cell office:value-type="string">
            <text:p>IfCommand</text:p>
          </table:table-cell>
          <table:table-cell/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ArrayCommandsTest</text:p>
          </table:table-cell>
          <table:table-cell office:value-type="string">
            <text:p>test_arrayDeclaration_one_dim</text:p>
          </table:table-cell>
          <table:table-cell office:value-type="string">
            <text:p>Command, ArrayDeclaration</text:p>
          </table:table-cell>
          <table:table-cell office:value-type="string">
            <text:p>Deklaration eines eindimensionalen Array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ArrayCommandsTest</text:p>
          </table:table-cell>
          <table:table-cell office:value-type="string">
            <text:p>test_arrayDeclaration_one_dim_complicated</text:p>
          </table:table-cell>
          <table:table-cell office:value-type="string">
            <text:p>Command, ArrayDeclaration</text:p>
          </table:table-cell>
          <table:table-cell office:value-type="string">
            <text:p>Deklaration eines eindimensionalen Arrays, die Größe muss errechnet werden: int[2+x] a;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ArrayCommandsTest</text:p>
          </table:table-cell>
          <table:table-cell office:value-type="string">
            <text:p>test_arrayDeclaration_two_dim</text:p>
          </table:table-cell>
          <table:table-cell office:value-type="string">
            <text:p>Command, ArrayDeclaration</text:p>
          </table:table-cell>
          <table:table-cell office:value-type="string">
            <text:p>Deklaration eines zweidimensionalen Array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ArrayCommandsTest</text:p>
          </table:table-cell>
          <table:table-cell office:value-type="string">
            <text:p>test_arrayDeclaration_three_dim</text:p>
          </table:table-cell>
          <table:table-cell office:value-type="string">
            <text:p>Command, ArrayDeclaration</text:p>
          </table:table-cell>
          <table:table-cell office:value-type="string">
            <text:p>Deklaration eines dreidimensionalen Array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ArrayCommandsTest</text:p>
          </table:table-cell>
          <table:table-cell office:value-type="string">
            <text:p>test_arrayDeclaration_and_elementAssign_one_dim</text:p>
          </table:table-cell>
          <table:table-cell office:value-type="string">
            <text:p>Command, ArrayDeclaration, ArrayElementAssignment</text:p>
          </table:table-cell>
          <table:table-cell office:value-type="string">
            <text:p>Deklaration eines <text:s/>Arrays, Korrektes Zuweisen eines Wertes an einer Stelle im Array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ArrayCommandsTest</text:p>
          </table:table-cell>
          <table:table-cell office:value-type="string">
            <text:p>test_arrayDeclaration_and_elementAssign_two_dim</text:p>
          </table:table-cell>
          <table:table-cell office:value-type="string">
            <text:p>Command, ArrayDeclaration, ArrayElementAssignment</text:p>
          </table:table-cell>
          <table:table-cell office:value-type="string">
            <text:p>Deklaration eines <text:s/>Arrays, Korrektes Zuweisen eines Wertes an einer Stelle im Array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ArrayCommandsTest</text:p>
          </table:table-cell>
          <table:table-cell office:value-type="string">
            <text:p>test_arrayDeclaration_and_elementAssign_three_dim</text:p>
          </table:table-cell>
          <table:table-cell office:value-type="string">
            <text:p>Command, ArrayDeclaration, ArrayElementAssignment</text:p>
          </table:table-cell>
          <table:table-cell office:value-type="string">
            <text:p>Deklaration eines <text:s/>Arrays, Korrektes Zuweisen eines Wertes an einer Stelle im Array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 table:number-rows-repeated="13">
          <table:table-cell/>
          <table:table-cell table:style-name="Default"/>
          <table:table-cell table:number-columns-repeated="5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Additi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Additi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Additi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Additi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ultiplicati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ultiplicati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ultiplicati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ultiplicati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Divisi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Divisi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Divisi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Divisi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Subtracti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Subtracti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Subtracti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Subtracti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dulo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dulo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dulo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dulo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reComparis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reComparis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reComparis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reComparis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reEqualComparis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reEqualComparis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reEqualComparis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reEqualComparis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LessComparis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LessComparis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LessComparis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LessComparis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LessEqualComparis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LessEqualComparis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LessEqualComparis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LessEqualComparis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EqualComparis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EqualComparis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EqualComparis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EqualComparis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NotEqualComparis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NotEqualComparis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NotEqualComparis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NotEqualComparis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AndConditi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AndConditi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AndConditi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AndConditi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OrConditi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OrConditi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OrConditi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OrConditi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NotCondition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NotCondition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combinedComplicatedTerm() 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 table:number-rows-repeated="9">
          <table:table-cell/>
          <table:table-cell table:style-name="Default"/>
          <table:table-cell table:number-columns-repeated="5"/>
        </table:table-row>
        <table:table-row table:style-name="ro3">
          <table:table-cell office:value-type="string">
            <text:p>CommandGenerationVisitorTest</text:p>
          </table:table-cell>
          <table:table-cell office:value-type="string">
            <text:p>test_code_with_ifstatements()</text:p>
          </table:table-cell>
          <table:table-cell office:value-type="string">
            <text:p>CommandGenerationVisitor, Grammatik von Wlang</text:p>
          </table:table-cell>
          <table:table-cell office:value-type="string">
            <text:p>Aus einem Quelltext als String wird der korrekte Commandklassenbaum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CommandGenerationVisitorTest</text:p>
          </table:table-cell>
          <table:table-cell office:value-type="string">
            <text:p>test_code_with_ifelsestatements()</text:p>
          </table:table-cell>
          <table:table-cell office:value-type="string">
            <text:p>CommandGenerationVisitor, Grammatik von Wlang</text:p>
          </table:table-cell>
          <table:table-cell office:value-type="string">
            <text:p>Aus einem Quelltext als String wird der korrekte Commandklassenbaum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CommandGenerationVisitorTest</text:p>
          </table:table-cell>
          <table:table-cell office:value-type="string">
            <text:p>test_code_with_whileStatement()</text:p>
          </table:table-cell>
          <table:table-cell office:value-type="string">
            <text:p>CommandGenerationVisitor, Grammatik von Wlang</text:p>
          </table:table-cell>
          <table:table-cell office:value-type="string">
            <text:p>Aus einem Quelltext als String wird der korrekte Commandklassenbaum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CommandGenerationVisitorTest</text:p>
          </table:table-cell>
          <table:table-cell office:value-type="string">
            <text:p>test_code_with_two_functions()</text:p>
          </table:table-cell>
          <table:table-cell office:value-type="string">
            <text:p>CommandGenerationVisitor, Grammatik von Wlang</text:p>
          </table:table-cell>
          <table:table-cell office:value-type="string">
            <text:p>Aus einem Quelltext als String wird der korrekte Commandklassenbaum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CommandGenerationVisitorTest</text:p>
          </table:table-cell>
          <table:table-cell office:value-type="string">
            <text:p>test_code_with_arrayUsage()</text:p>
          </table:table-cell>
          <table:table-cell office:value-type="string">
            <text:p>CommandGenerationVisitor, Grammatik von Wlang</text:p>
          </table:table-cell>
          <table:table-cell office:value-type="string">
            <text:p>Aus einem Quelltext als String wird der korrekte Commandklassenbaum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CommandGenerationVisitorTest</text:p>
          </table:table-cell>
          <table:table-cell office:value-type="string">
            <text:p>test_code_with_alltogether()</text:p>
          </table:table-cell>
          <table:table-cell office:value-type="string">
            <text:p>CommandGenerationVisitor, Grammatik von Wlang</text:p>
          </table:table-cell>
          <table:table-cell office:value-type="string">
            <text:p>Aus einem Quelltext als String wird der korrekte Commandklassenbaum erzeugt</text:p>
          </table:table-cell>
          <table:table-cell office:value-type="string">
            <text:p>Ja</text:p>
          </table:table-cell>
          <table:table-cell table:number-columns-repeated="2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ospace1" svg:font-family="Monospace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5.03.2018</text:date>, <text:time>20:44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3-05T20:44:40.19</dc:date>
    <meta:editing-duration>PT2H54M30S</meta:editing-duration>
    <meta:editing-cycles>41</meta:editing-cycles>
    <meta:generator>OpenOffice/4.0.1$Win32 OpenOffice.org_project/401m5$Build-9714</meta:generator>
    <meta:document-statistic meta:table-count="2" meta:cell-count="649" meta:object-count="0"/>
  </office:meta>
</office:document-meta>
</file>